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_20__28_Web_29_">
      <style:text-properties style:font-name="Arial"/>
    </style:style>
    <style:style style:name="P2" style:family="paragraph" style:parent-style-name="Normal_20__28_Web_29_" style:master-page-name="MP0">
      <style:paragraph-properties style:page-number="auto" fo:break-before="page"/>
    </style:style>
    <style:style style:name="P3" style:family="paragraph" style:parent-style-name="Normal_20__28_Web_29_" style:list-style-name="L1"/>
    <style:style style:name="P4" style:family="paragraph" style:parent-style-name="Normal_20__28_Web_29_">
      <style:text-properties style:font-name="Arial"/>
    </style:style>
    <style:style style:name="P5" style:family="paragraph" style:parent-style-name="Normal_20__28_Web_29_" style:list-style-name="L1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 style:font-style-asian="italic"/>
    </style:style>
    <style:style style:name="T3" style:family="text">
      <style:text-properties style:font-name="Arial" fo:font-style="italic" style:font-style-asian="italic" style:font-style-complex="italic"/>
    </style:style>
    <text:list-style style:name="L1">
      <text:list-level-style-number text:level="1" style:num-prefix="(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(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iverside JS Workshop – Meetup.com Description</text:p>
      <text:p text:style-name="P1">WHO WE ARE:</text:p>
      <text:p text:style-name="Normal_20__28_Web_29_"><text:span text:style-name="T1">Riverside JS is a group of engaged JavaScript developers, with various skill levels, sharing their experience and knowledge. <text:s/>We host a monthly workshop in Riverside, CA, where members develop and present JavaScript solutions to real-world problems. <text:s/>Riverside JS also maintains a Google+ community to support the exchange ideas and resources. We work from the simple principle that </text:span><text:span text:style-name="T3">p</text:span><text:span text:style-name="Default_20_Paragraph_20_Font"><text:span text:style-name="T3">eople learn by doing</text:span></text:span><text:span text:style-name="T1">. </text:span></text:p>
      <text:p text:style-name="Normal_20__28_Web_29_"><text:span text:style-name="T1">WHAT WE DO:</text:span></text:p>
      <text:p text:style-name="P1">Because our members do have different levels of experience, Riverside JS is developing a two-tier program, intended to provide a rewarding experience to all.</text:p>
      <text:p text:style-name="P1">The first tier is a JavaScript Skills Ladder, intended for new and intermediate developers. <text:s/>The Skills Ladder is self-guided course that walks developers through the key concepts of JavaScript development. <text:s/>It's organized by topic, providing hands on lessons and coding challenges meant to test and develop your skills. </text:p>
      <text:p text:style-name="P1">The second tier is the Hacking Track. <text:s/>Here members are challenged to solve larger problems focusing on the creative implementation some aspect of web technology. <text:s/>Members are free to choose any area that interests them from a catalog of web technologies essential to modern web development. <text:s/>To provide guidance and grounding, we also publish a monthly workshop challenge.</text:p>
      <text:p text:style-name="P1">Both tracks are being continually revised, and we appreciate all constructive comments.</text:p>
      <text:p text:style-name="P1">HOW TO GET INVOLVED</text:p>
      <text:p text:style-name="P1">Becoming part of the Riverside JS Workshop is simple. <text:s/>Here’s what you need to do:</text:p>
      <text:list xml:id="list4410189279460389984" text:style-name="L1">
        <text:list-item>
          <text:p text:style-name="P5">Join our <text:a xlink:type="simple" xlink:href="http://www.meetup.com/RiversideJS/" text:style-name="Internet_20_link" text:visited-style-name="Visited_20_Internet_20_Link">Meetup.com</text:a> <text:s/>group and complete your profile including the three-question survey.</text:p>
        </text:list-item>
        <text:list-item>
          <text:p text:style-name="P3"><text:span text:style-name="T1">Email to the </text:span><text:a xlink:type="simple" xlink:href="mailto:riverside.jsw@gmail.com" text:style-name="Internet_20_link" text:visited-style-name="Visited_20_Internet_20_Link"><text:span text:style-name="T1">Riverside JS Organizer</text:span></text:a><text:span text:style-name="T1"> to get access to our Google+ community, workshop schedule and other group resources.</text:span></text:p>
        </text:list-item>
        <text:list-item>
          <text:p text:style-name="P5">Get engaged by attempting/completing the monthly challenge, sharing your solution at the workshop, engaging with others online.</text:p>
        </text:list-item>
      </text:list>
      <text:p text:style-name="Normal_20__28_Web_29_"/>
      <text:p text:style-name="Normal_20__28_Web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0693in" fo:margin-bottom="0.0693in" fo:line-height="100%" fo:hyphenation-ladder-count="no-limit"/>
      <style:text-properties style:font-name="Times New Roman" fo:font-size="12pt" style:font-name-asian="Times New Roman" style:font-size-asian="12pt" style:font-name-complex="Times New Roman" style:font-size-complex="12pt" fo:hyphenate="false" fo:hyphenation-remain-char-count="0" fo:hyphenation-push-char-count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Sean Olson</meta:initial-creator>
    <dc:creator>Sean Olson</dc:creator>
    <meta:creation-date>2015-01-26T17:10:00Z</meta:creation-date>
    <dc:date>2015-01-31T19:52:50.13</dc:date>
    <meta:editing-cycles>12</meta:editing-cycles>
    <meta:editing-duration>PT3H34M28S</meta:editing-duration>
    <meta:document-statistic meta:table-count="0" meta:image-count="0" meta:object-count="0" meta:page-count="1" meta:paragraph-count="13" meta:word-count="285" meta:character-count="1858"/>
    <meta:template xlink:type="simple" xlink:actuate="onRequest" xlink:title="" xlink:href="Normal.dotm"/>
  </office:meta>
</office:document-meta>
</file>